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7cm" fo:margin-left="1.101cm" fo:margin-top="0cm" fo:margin-bottom="0cm" fo:break-before="column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11.1cm"/>
    </style:style>
    <style:style style:name="Table1.C" style:family="table-column">
      <style:table-column-properties style:column-width="2cm"/>
    </style:style>
    <style:style style:name="Table1.E" style:family="table-column">
      <style:table-column-properties style:column-width="2.006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officeooo:paragraph-rsid="00aa6178" style:font-size-asian="10pt" style:font-weight-asian="bold" style:font-name-complex="Lucida Sans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ae0e31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aacf3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aa309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text-properties fo:color="#221f1f" style:font-name="Lucida Sans" fo:font-size="10pt" fo:letter-spacing="-0.007cm" officeooo:rsid="00ab1ce5" officeooo:paragraph-rsid="00ab1ce5" style:font-size-asian="10pt" style:font-name-complex="Lucida Sans" style:font-size-complex="10pt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Table_20_Contents">
      <style:text-properties officeooo:rsid="00b44f4a" officeooo:paragraph-rsid="00b44f4a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9b970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officeooo:paragraph-rsid="00aa6178" style:font-size-asian="10pt" style:font-weight-asian="normal" style:font-name-complex="Lucida Sans" style:font-size-complex="10pt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officeooo:paragraph-rsid="00aa6178" style:font-size-asian="10pt" style:font-weight-asian="bold" style:font-name-complex="Lucida Sans" style:font-size-complex="10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b0e794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48fc3" style:font-size-asian="10pt" style:font-name-complex="Lucida Sans" style:font-size-complex="10pt"/>
    </style:style>
    <style:style style:name="P5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b859ab"/>
    </style:style>
    <style:style style:name="P5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b859ab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paragraph-rsid="00bfca36" style:font-size-asian="10pt" style:font-weight-asian="normal" style:font-name-complex="Lucida Sans" style:font-size-complex="10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bfd1df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1pt" fo:letter-spacing="-0.007cm" fo:font-weight="normal" officeooo:paragraph-rsid="003a4e71" style:font-size-asian="11pt" style:font-weight-asian="normal" style:font-name-complex="Lucida Sans" style:font-size-complex="11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bfd1df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b9d224" style:font-size-asian="10pt" style:font-name-complex="Lucida Sans" style:font-size-complex="10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07cm" officeooo:paragraph-rsid="00bdad38" style:font-size-asian="10pt" style:font-name-complex="Lucida Sans" style:font-size-complex="10pt"/>
    </style:style>
    <style:style style:name="P67" style:family="paragraph" style:parent-style-name="Standard">
      <loext:graphic-properties draw:fill="none"/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10pt" fo:letter-spacing="-0.007cm" officeooo:paragraph-rsid="00bdad38" style:font-size-asian="10pt" style:font-name-complex="Lucida Sans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9pt" fo:letter-spacing="-0.007cm" fo:font-style="normal" fo:font-weight="bold" officeooo:rsid="00187c5c" officeooo:paragraph-rsid="00b9d22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9pt" fo:letter-spacing="-0.007cm" fo:font-style="normal" fo:font-weight="bold" officeooo:rsid="00187c5c" officeooo:paragraph-rsid="00bd46c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font-size="6pt" officeooo:rsid="002568f2" style:font-size-asian="6pt" style:font-size-complex="6pt"/>
    </style:style>
    <style:style style:name="T2" style:family="text">
      <style:text-properties officeooo:rsid="00540950"/>
    </style:style>
    <style:style style:name="T3" style:family="text">
      <style:text-properties officeooo:rsid="00ae0e31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letter-spacing="-0.007cm" fo:font-style="normal" officeooo:rsid="000f4c70" style:font-style-asian="normal" style:font-style-complex="normal"/>
    </style:style>
    <style:style style:name="T6" style:family="text">
      <style:text-properties fo:letter-spacing="-0.007cm" fo:font-style="normal" officeooo:rsid="001c3d3e" style:font-style-asian="normal" style:font-style-complex="normal"/>
    </style:style>
    <style:style style:name="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9" style:family="text">
      <style:text-properties fo:color="#221f1f" style:font-name="Lucida Sans" style:font-name-complex="Lucida Sans"/>
    </style:style>
    <style:style style:name="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6pt" fo:letter-spacing="-0.007cm" fo:font-style="normal" fo:font-weight="normal" officeooo:rsid="00569c10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0" style:family="text">
      <style:text-properties fo:color="#221f1f" style:text-position="-5% 100%" style:font-name="Lucida Sans" fo:font-size="6pt" fo:letter-spacing="-0.007cm" fo:font-style="normal" fo:font-weight="normal" officeooo:rsid="00b859ab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c3d3e" style:font-style-asian="normal" style:font-style-complex="normal"/>
    </style:style>
    <style:style style:name="T36" style:family="text">
      <style:text-properties style:text-position="-5% 100%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aacf31" style:font-size-asian="4pt" style:font-weight-asian="normal" style:font-size-complex="4pt" style:font-weight-complex="normal"/>
    </style:style>
    <style:style style:name="T4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letter-spacing="-0.016cm" fo:font-weight="normal" officeooo:rsid="00bd46cf" style:font-size-asian="4pt" style:font-weight-asian="normal" style:font-size-complex="4pt" style:font-weight-complex="normal"/>
    </style:style>
    <style:style style:name="T47" style:family="text">
      <style:text-properties style:text-position="-5% 100%" fo:font-size="4pt" fo:letter-spacing="-0.016cm" fo:font-weight="normal" officeooo:rsid="00bd76e5" style:font-size-asian="4pt" style:font-weight-asian="normal" style:font-size-complex="4pt" style:font-weight-complex="normal"/>
    </style:style>
    <style:style style:name="T48" style:family="text">
      <style:text-properties style:text-position="-5% 100%" officeooo:rsid="00aacf31"/>
    </style:style>
    <style:style style:name="T49" style:family="text">
      <style:text-properties style:text-position="-5% 100%" fo:font-size="10pt" fo:letter-spacing="-0.016cm" fo:font-weight="normal" officeooo:rsid="00aacf31" style:font-size-asian="10pt" style:font-weight-asian="normal" style:font-size-complex="10pt" style:font-weight-complex="normal"/>
    </style:style>
    <style:style style:name="T50" style:family="text">
      <style:text-properties style:text-position="-5% 100%" fo:font-size="10pt" fo:letter-spacing="-0.016cm" fo:font-weight="normal" officeooo:rsid="00bd76e5" style:font-size-asian="10pt" style:font-weight-asian="normal" style:font-size-complex="10pt" style:font-weight-complex="normal"/>
    </style:style>
    <style:style style:name="T51" style:family="text">
      <style:text-properties style:text-position="-5% 100%" officeooo:rsid="00b9d224"/>
    </style:style>
    <style:style style:name="T52" style:family="text">
      <style:text-properties style:text-position="-5% 100%" fo:font-size="7pt" fo:font-style="normal" fo:font-weight="normal" officeooo:rsid="00a4a9ae" style:font-size-asian="7pt" style:font-style-asian="normal" style:font-weight-asian="normal" style:font-size-complex="7pt" style:font-style-complex="normal" style:font-weight-complex="normal"/>
    </style:style>
    <style:style style:name="T53" style:family="text">
      <style:text-properties style:text-position="-5% 100%" fo:font-size="6pt" fo:letter-spacing="-0.016cm" fo:font-weight="normal" officeooo:rsid="00aacf31" style:font-size-asian="6pt" style:font-weight-asian="normal" style:font-size-complex="6pt" style:font-weight-complex="normal"/>
    </style:style>
    <style:style style:name="T54" style:family="text">
      <style:text-properties style:text-position="-5% 100%" fo:font-size="6pt" fo:letter-spacing="-0.016cm" fo:font-weight="normal" officeooo:rsid="00bd76e5" style:font-size-asian="6pt" style:font-weight-asian="normal" style:font-size-complex="6pt" style:font-weight-complex="normal"/>
    </style:style>
    <style:style style:name="T5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color="#000000" style:text-position="-5% 100%" style:font-name="Lucida Sans" fo:font-size="6pt" fo:letter-spacing="0.004cm" fo:font-style="normal" fo:font-weight="normal" officeooo:rsid="00b859ab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64" style:family="text">
      <style:text-properties fo:color="#000000" style:text-position="-5% 100%" fo:font-size="4pt" fo:letter-spacing="0.004cm" fo:font-weight="normal" officeooo:rsid="00a4a9ae" style:font-size-asian="4pt" style:font-weight-asian="normal" style:font-size-complex="4pt" style:font-weight-complex="normal"/>
    </style:style>
    <style:style style:name="T65" style:family="text">
      <style:text-properties fo:color="#000000" style:text-position="-5% 100%" fo:font-size="4pt" fo:letter-spacing="0.004cm" fo:font-style="normal" fo:font-weight="normal" officeooo:rsid="00a4a9ae" style:font-size-asian="4pt" style:font-style-asian="normal" style:font-weight-asian="normal" style:font-size-complex="4pt" style:font-style-complex="normal" style:font-weight-complex="normal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color="#000000" fo:font-size="6pt" fo:letter-spacing="0.004cm" fo:font-style="normal" fo:font-weight="bold" officeooo:rsid="00a4a9ae" style:font-size-asian="6pt" style:font-style-asian="normal" style:font-weight-asian="bold" style:font-size-complex="6pt" style:font-style-complex="normal" style:font-weight-complex="bold"/>
    </style:style>
    <style:style style:name="T68" style:family="text">
      <style:text-properties fo:color="#000000" fo:font-size="6pt" fo:letter-spacing="0.004cm" fo:font-style="normal" officeooo:rsid="00a4a9ae" style:font-size-asian="6pt" style:font-style-asian="normal" style:font-size-complex="6pt" style:font-style-complex="normal"/>
    </style:style>
    <style:style style:name="T69" style:family="text">
      <style:text-properties fo:color="#000000" fo:font-size="6pt" fo:letter-spacing="0.004cm" fo:font-style="normal" fo:font-weight="normal" officeooo:rsid="00a4a9ae" style:font-size-asian="6pt" style:font-style-asian="normal" style:font-weight-asian="normal" style:font-size-complex="6pt" style:font-style-complex="normal" style:font-weight-complex="normal"/>
    </style:style>
    <style:style style:name="T70" style:family="text">
      <style:text-properties fo:color="#000000" fo:font-size="4pt" fo:letter-spacing="0.004cm" fo:font-style="normal" fo:font-weight="normal" officeooo:rsid="00a4a9ae" style:font-size-asian="4pt" style:font-style-asian="normal" style:font-weight-asian="normal" style:font-size-complex="4pt" style:font-style-complex="normal" style:font-weight-complex="normal"/>
    </style:style>
    <style:style style:name="T71" style:family="text">
      <style:text-properties fo:color="#000000" fo:font-size="4pt" fo:letter-spacing="0.004cm" fo:font-style="normal" officeooo:rsid="00a4a9ae" style:font-size-asian="4pt" style:font-style-asian="normal" style:font-size-complex="4pt" style:font-style-complex="normal"/>
    </style:style>
    <style:style style:name="T72" style:family="text">
      <style:text-properties fo:color="#000000" fo:font-size="7pt" fo:letter-spacing="0.004cm" fo:font-style="normal" fo:font-weight="normal" officeooo:rsid="00a4a9ae" style:font-size-asian="7pt" style:font-style-asian="normal" style:font-weight-asian="normal" style:font-size-complex="7pt" style:font-style-complex="normal" style:font-weight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size="8pt" fo:letter-spacing="-0.016cm" style:font-size-asian="8pt" style:font-size-complex="8pt"/>
    </style:style>
    <style:style style:name="T75" style:family="text">
      <style:text-properties fo:letter-spacing="-0.012cm"/>
    </style:style>
    <style:style style:name="T7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letter-spacing="-0.012cm" fo:font-style="normal" officeooo:rsid="0044122e" style:font-style-asian="normal" style:font-style-complex="normal"/>
    </style:style>
    <style:style style:name="T78" style:family="text">
      <style:text-properties fo:letter-spacing="-0.012cm" fo:font-style="normal" officeooo:rsid="003a4e71" style:font-style-asian="normal" style:font-style-complex="normal"/>
    </style:style>
    <style:style style:name="T79" style:family="text">
      <style:text-properties fo:letter-spacing="-0.012cm" fo:font-weight="bold" style:font-weight-asian="bold" style:font-weight-complex="bold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82" style:family="text">
      <style:text-properties fo:font-style="normal" officeooo:rsid="00a4a9ae" style:font-style-asian="normal" style:font-style-complex="normal"/>
    </style:style>
    <style:style style:name="T83" style:family="text">
      <style:text-properties fo:letter-spacing="-0.014cm" fo:font-weight="bold" style:font-weight-asian="bold" style:font-weight-complex="bold"/>
    </style:style>
    <style:style style:name="T84" style:family="text">
      <style:text-properties fo:letter-spacing="-0.004cm" fo:font-weight="bold" style:font-weight-asian="bold" style:font-weight-complex="bold"/>
    </style:style>
    <style:style style:name="T85" style:family="text">
      <style:text-properties fo:letter-spacing="-0.009cm"/>
    </style:style>
    <style:style style:name="T86" style:family="text">
      <style:text-properties fo:letter-spacing="-0.016cm"/>
    </style:style>
    <style:style style:name="T87" style:family="text">
      <style:text-properties fo:letter-spacing="-0.016cm" fo:font-style="normal" fo:font-weight="normal" officeooo:rsid="00aacf31" style:font-style-asian="normal" style:font-weight-asian="normal" style:font-style-complex="normal" style:font-weight-complex="normal"/>
    </style:style>
    <style:style style:name="T88" style:family="text">
      <style:text-properties fo:letter-spacing="-0.016cm" officeooo:rsid="00bfd1df"/>
    </style:style>
    <style:style style:name="T89" style:family="text">
      <style:text-properties fo:font-size="4pt" officeooo:rsid="00bfd1df" style:font-size-asian="4pt" style:font-size-complex="4pt"/>
    </style:style>
    <style:style style:name="T90" style:family="text">
      <style:text-properties fo:font-size="4pt" fo:letter-spacing="-0.007cm" officeooo:rsid="00bfd1df" style:font-size-asian="4pt" style:font-size-complex="4pt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font-size="10pt" fo:letter-spacing="-0.016cm" style:font-size-asian="8.75pt" style:font-size-complex="10pt"/>
    </style:style>
    <style:style style:name="T93" style:family="text">
      <style:text-properties fo:font-size="10pt" fo:font-weight="bold" style:font-size-asian="10pt" style:font-weight-asian="bold" style:font-size-complex="10pt" style:font-weight-complex="bold"/>
    </style:style>
    <style:style style:name="T94" style:family="text">
      <style:text-properties fo:font-size="7pt" fo:font-style="normal" fo:font-weight="normal" officeooo:rsid="00a4a9ae" style:font-size-asian="7pt" style:font-style-asian="normal" style:font-weight-asian="normal" style:font-size-complex="7pt" style:font-style-complex="normal" style:font-weight-complex="normal"/>
    </style:style>
    <style:style style:name="T95" style:family="text">
      <style:text-properties officeooo:rsid="00bfd1d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68"><text:span text:style-name="T44"/></text:p>
          </table:table-cell>
          <table:table-cell table:style-name="Table1.A1" office:value-type="string">
            <text:p text:style-name="P68"><text:span text:style-name="T44"/></text:p>
          </table:table-cell>
          <table:table-cell table:style-name="Table1.A1" office:value-type="string">
            <text:p text:style-name="P64"><text:span text:style-name="T65"/></text:p>
          </table:table-cell>
        </table:table-row>
        <table:table-row table:style-name="Table1.2">
          <table:table-cell table:style-name="Table1.A2" office:value-type="string">
            <text:p text:style-name="P57"><text:text-input text:description="&lt;formatLang(line.product_uom_qty)&gt;">25,45</text:text-input></text:p>
          </table:table-cell>
          <table:table-cell table:style-name="Table1.A2" office:value-type="string">
            <text:p text:style-name="P66"><text:placeholder text:placeholder-type="text">&lt;line.name&gt;</text:placeholder></text:p>
          </table:table-cell>
          <table:table-cell table:style-name="Table1.A2" office:value-type="string">
            <text:p text:style-name="P69"><text:span text:style-name="T47"><text:text-input text:description="&lt;if test=&quot;o.vat_discriminated and not o.picking_order&quot;&gt;">&lt;If&gt;</text:text-input></text:span><text:span text:style-name="T49"><text:text-input text:description="&lt;line.tax_id&gt;">10,5</text:text-input></text:span><text:span text:style-name="T47"><text:text-input text:description="&lt;/if&gt;">&lt;/if&gt;</text:text-input></text:span></text:p>
          </table:table-cell>
          <table:table-cell table:style-name="Table1.A2" office:value-type="string">
            <text:p text:style-name="P69"><text:span text:style-name="T46"><text:text-input text:description="&lt;if test=&quot;o.vat_discriminated and not o.picking_order&quot;&gt;">&lt;If&gt;</text:text-input></text:span><text:span text:style-name="T49"><text:text-input text:description="&lt;formatLang(line.price_unit)&gt;">9.999,50</text:text-input></text:span><text:span text:style-name="T46"><text:text-input text:description="&lt;/if&gt;">&lt;/if&gt;</text:text-input></text:span><text:span text:style-name="T46"><text:text-input text:description="&lt;if test=&quot;not o.vat_discriminated and not o.picking_order&quot;&gt;">&lt;If&gt;</text:text-input></text:span><text:span text:style-name="T49"><text:text-input text:description="&lt;formatLang(line.price_unit_with_tax)&gt;">9.999,50</text:text-input></text:span><text:span text:style-name="T46"><text:text-input text:description="&lt;/if&gt;">&lt;/if&gt;</text:text-input></text:span></text:p>
          </table:table-cell>
          <table:table-cell table:style-name="Table1.A2" office:value-type="string">
            <text:p text:style-name="P67"><text:span text:style-name="T70"><text:text-input text:description="&lt;if test=&quot;o.vat_discriminated and not o.picking_order&quot;&gt;">&lt;if&gt;</text:text-input></text:span><text:span text:style-name="T87"><text:text-input text:description="&lt;formatLang(line.printed_price_subtotal)&gt;">99.999,50</text:text-input></text:span><text:span text:style-name="T70"><text:text-input text:description="&lt;/if&gt;">&lt;/if&gt;</text:text-input></text:span><text:span text:style-name="T70"><text:text-input text:description="&lt;if test=&quot;not o.vat_discriminated and not o.picking_order&quot;&gt;">&lt;if&gt;</text:text-input></text:span><text:span text:style-name="T87"><text:text-input text:description="&lt;formatLang(line.printed_price_subtotal)&gt;">99.999,50</text:text-input></text:span><text:span text:style-name="T70"><text:text-input text:description="&lt;/if&gt;">&lt;/if&gt;</text:text-input></text:span></text:p>
          </table:table-cell>
        </table:table-row>
        <table:table-row table:style-name="Table1.3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><text:text-input text:description="&lt;/for&gt;">End For</text:text-input>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2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1.7cm"/>
    </style:style>
    <style:style style:name="Tabla2.B" style:family="table-column">
      <style:table-column-properties style:column-width="11.1cm"/>
    </style:style>
    <style:style style:name="Tabla2.C" style:family="table-column">
      <style:table-column-properties style:column-width="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ae0e31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1pt" fo:letter-spacing="-0.007cm" fo:font-weight="normal" officeooo:paragraph-rsid="003a4e71" style:font-size-asian="11pt" style:font-weight-asian="normal" style:font-name-complex="Lucida Sans" style:font-size-complex="11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b859ab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b859ab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aacf3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aa309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officeooo:paragraph-rsid="00aa6178" style:font-size-asian="10pt" style:font-weight-asian="normal" style:font-name-complex="Lucida Sans" style:font-size-complex="10pt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paragraph-rsid="00bfca36" style:font-size-asian="10pt" style:font-weight-asian="normal" style:font-name-complex="Lucida Sans" style:font-size-complex="10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b0e794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bfd1df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bfd1df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officeooo:paragraph-rsid="00aa6178" style:font-size-asian="10pt" style:font-weight-asian="bold" style:font-name-complex="Lucida Sans" style:font-size-complex="10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officeooo:paragraph-rsid="00aa6178" style:font-size-asian="10pt" style:font-weight-asian="bold" style:font-name-complex="Lucida Sans" style:font-size-complex="10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6pt" officeooo:rsid="002568f2" style:font-size-asian="6pt" style:font-size-complex="6pt"/>
    </style:style>
    <style:style style:name="MT2" style:family="text">
      <style:text-properties officeooo:rsid="00540950"/>
    </style:style>
    <style:style style:name="MT3" style:family="text">
      <style:text-properties officeooo:rsid="00ae0e31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40" style:family="text">
      <style:text-properties fo:letter-spacing="-0.012cm" fo:font-style="normal" officeooo:rsid="0044122e" style:font-style-asian="normal" style:font-style-complex="normal"/>
    </style:style>
    <style:style style:name="MT4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2" style:family="text">
      <style:text-properties fo:letter-spacing="-0.014cm" fo:font-weight="bold" style:font-weight-asian="bold" style:font-weight-complex="bold"/>
    </style:style>
    <style:style style:name="MT43" style:family="text">
      <style:text-properties fo:letter-spacing="-0.012cm" fo:font-weight="bold" style:font-weight-asian="bold" style:font-weight-complex="bold"/>
    </style:style>
    <style:style style:name="MT44" style:family="text">
      <style:text-properties fo:letter-spacing="-0.012cm" fo:font-style="normal" officeooo:rsid="003a4e71" style:font-style-asian="normal" style:font-style-complex="normal"/>
    </style:style>
    <style:style style:name="MT45" style:family="text">
      <style:text-properties fo:letter-spacing="-0.012cm"/>
    </style:style>
    <style:style style:name="MT46" style:family="text">
      <style:text-properties fo:letter-spacing="-0.004cm" fo:font-weight="bold" style:font-weight-asian="bold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6pt" fo:letter-spacing="0.004cm" fo:font-style="normal" fo:font-weight="normal" officeooo:rsid="00b859ab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58" style:family="text">
      <style:text-properties style:text-position="-5% 100%"/>
    </style:style>
    <style:style style:name="MT59" style:family="text">
      <style:text-properties style:text-position="-5% 100%" fo:font-size="4pt" fo:letter-spacing="-0.016cm" fo:font-weight="normal" officeooo:rsid="00aacf31" style:font-size-asian="4pt" style:font-weight-asian="normal" style:font-size-complex="4pt" style:font-weight-complex="normal"/>
    </style:style>
    <style:style style:name="MT60" style:family="text">
      <style:text-properties style:text-position="-5% 100%" officeooo:rsid="00aacf31"/>
    </style:style>
    <style:style style:name="MT61" style:family="text">
      <style:text-properties style:text-position="-5% 100%" officeooo:rsid="00b9d224"/>
    </style:style>
    <style:style style:name="MT62" style:family="text">
      <style:text-properties fo:color="#000000" style:text-position="-5% 100%" fo:font-size="4pt" fo:letter-spacing="0.004cm" fo:font-weight="normal" officeooo:rsid="00a4a9ae" style:font-size-asian="4pt" style:font-weight-asian="normal" style:font-size-complex="4pt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000000" fo:font-size="4pt" fo:letter-spacing="0.004cm" fo:font-style="normal" officeooo:rsid="00a4a9ae" style:font-size-asian="4pt" style:font-style-asian="normal" style:font-size-complex="4pt" style:font-style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16cm"/>
    </style:style>
    <style:style style:name="MT68" style:family="text">
      <style:text-properties fo:color="#000000" fo:font-size="6pt" fo:letter-spacing="0.004cm" fo:font-style="normal" fo:font-weight="bold" officeooo:rsid="00a4a9ae" style:font-size-asian="6pt" style:font-style-asian="normal" style:font-weight-asian="bold" style:font-size-complex="6pt" style:font-style-complex="normal" style:font-weight-complex="bold"/>
    </style:style>
    <style:style style:name="MT69" style:family="text">
      <style:text-properties fo:font-style="normal" officeooo:rsid="00a4a9ae" style:font-style-asian="normal" style:font-style-complex="normal"/>
    </style:style>
    <style:style style:name="MT70" style:family="text">
      <style:text-properties officeooo:rsid="00bfd1df"/>
    </style:style>
    <style:style style:name="MT71" style:family="text">
      <style:text-properties fo:font-size="10pt" fo:letter-spacing="-0.016cm" style:font-size-asian="8.75pt" style:font-size-complex="10pt"/>
    </style:style>
    <style:style style:name="MT72" style:family="text">
      <style:text-properties fo:letter-spacing="-0.016cm" officeooo:rsid="00bfd1df"/>
    </style:style>
    <style:style style:name="MT73" style:family="text">
      <style:text-properties fo:font-size="4pt" fo:letter-spacing="-0.007cm" officeooo:rsid="00bfd1df" style:font-size-asian="4pt" style:font-size-complex="4pt"/>
    </style:style>
    <style:style style:name="MT74" style:family="text">
      <style:text-properties fo:font-size="10pt" style:font-size-asian="10pt" style:font-size-complex="10pt"/>
    </style:style>
    <style:style style:name="MT75" style:family="text">
      <style:text-properties fo:font-size="4pt" officeooo:rsid="00bfd1df" style:font-size-asian="4pt" style:font-size-complex="4pt"/>
    </style:style>
    <style:style style:name="MT76" style:family="text">
      <style:text-properties fo:color="#000000" fo:font-size="4pt" fo:letter-spacing="0.004cm" fo:font-style="normal" fo:font-weight="normal" officeooo:rsid="00a4a9ae" style:font-size-asian="4pt" style:font-style-asian="normal" style:font-weight-asian="normal" style:font-size-complex="4pt" style:font-style-complex="normal" style:font-weight-complex="normal"/>
    </style:style>
    <style:style style:name="MT77" style:family="text">
      <style:text-properties fo:color="#000000" fo:font-size="6pt" fo:letter-spacing="0.004cm" fo:font-style="normal" fo:font-weight="normal" officeooo:rsid="00a4a9ae" style:font-size-asian="6pt" style:font-style-asian="normal" style:font-weight-asian="normal" style:font-size-complex="6pt" style:font-style-complex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01cm" draw:z-index="0"><draw:text-box fo:min-height="2.103cm" fo:min-width="5.784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 and not o.picking_order&quot;&gt;">i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 and not o.picking_order&quot;&gt;">i</text:text-input><text:span text:style-name="MT2"><text:text-input text:description="&lt;progress_title&gt;">Progress</text:text-input></text:span><text:text-input text:description="&lt;/if&gt;">/i</text:text-input><text:text-input text:description="&lt;if test=&quot;o.picking_order&quot;&gt;">i</text:text-input><text:span text:style-name="MT3">ORDEN DE ENTREGA</text:span><text:text-input text:description="&lt;/if&gt;">/i</text:text-input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 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<text:text-input text:description="&lt;o.partner_id.commercial_partner_id.document_type_id.name&gt;">CUIT</text:text-input></text:span><text:span text:style-name="MT33">:</text:span><text:span text:style-name="MT34"> </text:span><text:span text:style-name="MT34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5">Cond. Venta</text:span><text:span text:style-name="MT36">:</text:span><text:span text:style-name="MT37"> </text:span><text:span text:style-name="MT38"><text:text-input text:description="&lt;o.payment_term.name&gt;">30/60/90 días fin de mes</text:text-input></text:span></text:p>
              <text:p text:style-name="MP32"><text:span text:style-name="MT39"><text:placeholder text:placeholder-type="text">&lt;if test="print_validity"&gt;</text:placeholder></text:span><text:span text:style-name="MT40">Válido Hasta</text:span>: <text:span text:style-name="MT41"><text:text-input text:description="&lt;formatLang(o.date_validity,date=True)&gt;">fecha</text:text-input></text:span><text:span text:style-name="MT42"> </text:span><text:span text:style-name="MT43"><text:placeholder text:placeholder-type="text">&lt;/if&gt;</text:placeholder></text:span></text:p>
              <text:p text:style-name="MP33"><text:span text:style-name="MT44">Ref.</text:span><text:span text:style-name="MT45">:</text:span><text:span text:style-name="MT46"> </text:span><text:span text:style-name="MT47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user_id.name&gt;">Roberto Ramirez</text:text-input></text:span><text:span text:style-name="MT53"><text:text-input text:description="&lt;/if&gt;">&lt;/if&gt;</text:text-input></text:span></text:p>
              <text:p text:style-name="MP35"><text:span text:style-name="MT49">Doc. Origen</text:span><text:span text:style-name="MT54">:</text:span><text:span text:style-name="MT55"> </text:span><text:span text:style-name="MT52"><text:text-input text:description="&lt;o.origin&gt;">R1231231 – R1231321</text:text-input></text:span></text:p>
              <text:p text:style-name="MP36"><text:span text:style-name="MT56"/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 table:number-columns-repeated="3"/>
          <table:table-row table:style-name="Tabla2.1">
            <table:table-cell table:style-name="Tabla2.A1" office:value-type="string">
              <text:p text:style-name="MP37">Cantidad</text:p>
            </table:table-cell>
            <table:table-cell table:style-name="Tabla2.A1" office:value-type="string">
              <text:p text:style-name="MP38">Descripción</text:p>
            </table:table-cell>
            <table:table-cell table:style-name="Tabla2.A1" office:value-type="string">
              <text:p text:style-name="MP39"><text:span text:style-name="MT57"><text:text-input text:description="&lt;if test=&quot;o.vat_discriminated and not o.picking_order&quot;&gt;">If</text:text-input></text:span><text:span text:style-name="MT58">I.V.A.</text:span><text:span text:style-name="MT59"><text:text-input text:description="&lt;/if&gt;">/if</text:text-input></text:span></text:p>
            </table:table-cell>
            <table:table-cell table:style-name="Tabla2.A1" office:value-type="string">
              <text:p text:style-name="MP39"><text:span text:style-name="MT57"><text:text-input text:description="&lt;if test=&quot;not o.picking_order&quot;&gt;">If</text:text-input></text:span><text:span text:style-name="MT60">P/</text:span><text:span text:style-name="MT61">Unit</text:span><text:span text:style-name="MT59"><text:text-input text:description="&lt;/if&gt;">/if</text:text-input></text:span></text:p>
            </table:table-cell>
            <table:table-cell table:style-name="Tabla2.E1" office:value-type="string">
              <text:p text:style-name="MP40"><text:span text:style-name="MT62"><text:text-input text:description="&lt;if test=&quot;not o.picking_order&quot;&gt;">if</text:text-input></text:span>Total<text:span text:style-name="MT62"><text:text-input text:description="&lt;/if&gt;">/if</text:text-input></text:span>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63">OBSERVACIONES</text:span>: <text:span text:style-name="MT64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65"><text:text-input text:description="&lt;if test=&quot;not o.picking_order&quot;&gt;">&lt;if&gt;</text:text-input></text:span><text:span text:style-name="MT66">SUBTOTAL </text:span><text:span text:style-name="MT67"><text:text-input text:description="&lt;o.currency_id.symbol&gt;">USD</text:text-input></text:span><text:span text:style-name="MT65"><text:text-input text:description="&lt;/if&gt;">&lt;/if&gt;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68"><text:text-input text:description="&lt;if test=&quot;o.vat_discriminated and not o.picking_order&quot;&gt;">&lt;if&gt;</text:text-input></text:span><text:text-input text:description="&lt;formatLang(o.printed_amount_untaxed)&gt;">99.999,99</text:text-input><text:span text:style-name="MT68"><text:text-input text:description="&lt;/if&gt;">&lt;/if&gt;</text:text-input></text:span><text:span text:style-name="MT68"><text:text-input text:description="&lt;if test=&quot;not o.vat_discriminated and not o.picking_order&quot;&gt;">&lt;if&gt;</text:text-input></text:span><text:span text:style-name="MT69"><text:text-input text:description="&lt;formatLang(o.amount_total)&gt;">99.999,99</text:text-input></text:span><text:span text:style-name="MT68"><text:text-input text:description="&lt;/if&gt;">&lt;/if&gt;</text:text-input></text:span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7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span text:style-name="MT70"><text:text-input text:description="&lt;if test=&quot;o.vat_discriminated and not o.picking_order&quot;&gt;">&lt;If&gt;</text:text-input></text:span><text:span text:style-name="MT71">IVA</text:span><text:span text:style-name="MT72"><text:text-input text:description="&lt;/if&gt;">&lt;/if&gt;</text:text-input></text:span>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/>
            </table:table-cell>
            <table:table-cell table:style-name="Tabla6.F3" office:value-type="string">
              <text:p text:style-name="MP51"/>
              <text:p text:style-name="MP52"><text:span text:style-name="MT73"><text:text-input text:description="&lt;if test=&quot;o.vat_discriminated and not o.picking_order&quot;&gt;">&lt;If&gt;</text:text-input></text:span><text:span text:style-name="MT74"><text:text-input text:description="&lt;formatLang(o.printed_amount_tax)&gt;">99.999,99</text:text-input></text:span><text:span text:style-name="MT75"><text:text-input text:description="&lt;/if&gt;">&lt;/if&gt;</text:text-input></text:span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76"><text:text-input text:description="&lt;if test=&quot;not o.picking_order&quot;&gt;">&lt;if&gt;</text:text-input></text:span><text:span text:style-name="MT66">TOTAL </text:span><text:span text:style-name="MT67"><text:text-input text:description="&lt;o.currency_id.symbol&gt;">USD</text:text-input></text:span><text:span text:style-name="MT76"><text:text-input text:description="&lt;/if&gt;">&lt;/if&gt;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55"><text:span text:style-name="MT77"><text:text-input text:description="&lt;if test=&quot;not o.picking_order&quot;&gt;">&lt;if&gt;</text:text-input></text:span><text:text-input text:description="&lt;formatLang(o.amount_total)&gt;">99.999,99</text:text-input><text:span text:style-name="MT77"><text:text-input text:description="&lt;/if&gt;">&lt;/if&gt;</text:text-input></text:span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1-14T12:09:02.697134068</dc:date>
    <meta:editing-duration>P2DT14H41M41S</meta:editing-duration>
    <meta:editing-cycles>415</meta:editing-cycles>
    <meta:generator>LibreOffice/5.1.6.2$Linux_X86_64 LibreOffice_project/10m0$Build-2</meta:generator>
    <meta:document-statistic meta:table-count="6" meta:image-count="0" meta:object-count="0" meta:page-count="1" meta:paragraph-count="53" meta:word-count="340" meta:character-count="1704" meta:non-whitespace-character-count="1638"/>
  </office:meta>
</office:document-meta>
</file>